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Zadatak 1 (Vježba sa funkcijama i listama)</text:p>
      <text:p text:style-name="Normal">Joža želi izraditi jednostavan kalkulator za napojnice. U njegovoj zemlji uobičajeno je</text:p>
      <text:p text:style-name="Normal">dati 15% za napojnicu ako je račun između 50 i 300. Ako je vrijednost drugačija onda je</text:p>
      <text:p text:style-name="Normal">napojnica 20%..</text:p>
      <text:p text:style-name="Normal"/>
      <text:p text:style-name="Normal">Vaš zadatak je izračunati napojnicu ovisno o veličini računa. Napravi funkciju koja će računati napojnicu.</text:p>
      <text:p text:style-name="Normal"/>
      <text:p text:style-name="Normal">Napravite Listu koja će koristiti testne podatke dolje.</text:p>
      <text:p text:style-name="Normal"/>
      <text:p text:style-name="Normal">Napravite listu napojnice koja će sadržavati vrijednosti napojnice za svaki račun, vrijednosti koje ste</text:p>
      <text:p text:style-name="Normal">dobili koristeći funkciju za izračun napojnica (ona prva gore).</text:p>
      <text:p text:style-name="Normal"/>
      <text:p text:style-name="Normal">Napravi listu sa ukupnim iznosima, znači račun + napojnica (total).</text:p>
      <text:p text:style-name="Normal"/>
      <text:p text:style-name="Normal">Tip : svaka lista treba vrijednosti na svakom polju i svaka vrijednost može biti return vrijednost funkcije.</text:p>
      <text:p text:style-name="Normal">Ne možete samo nazvati funkciju sa vrijednostima liste. Stoga ne spremajte vrijednosti napojnice u posebne varijable prvo nego direktno u novu listu</text:p>
      <text:p text:style-name="Normal"/>
      <text:p text:style-name="Normal">testni podaci:</text:p>
      <text:p text:style-name="Normal"/>
      <text:p text:style-name="Normal">račun 125</text:p>
      <text:p text:style-name="Normal">račun 555</text:p>
      <text:p text:style-name="Normal">račun 44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Zadatak 2</text:p>
      <text:p text:style-name="Normal">Idemo opet do Marka i Josipa i njihovog ITM-a.</text:p>
      <text:p text:style-name="Normal">Ovaj put idemo koristiti objekte kako bi implementirali kalkulacije.</text:p>
      <text:p text:style-name="Normal">Zapamtite: ITM = masa/visina ** 2</text:p>
      <text:p text:style-name="Normal"/>
      <text:p text:style-name="Normal">Za svakog od njih, kreiraj objekt sa vrijednostima : ime, težina, visina.</text:p>
      <text:p text:style-name="Normal">Kreiraj calcITM metodu na svakom objektu koja će izračunati ITM (ista metoda na oba).</text:p>
      <text:p text:style-name="Normal"/>
      <text:p text:style-name="Normal">Spremi ITM izračun u vrijednost objekta i vrati ga iz metode (return) ime</text:p>
      <text:p text:style-name="Normal"/>
      <text:p text:style-name="Normal">logiraj u konzolu tko ima viši ITM, skupa sa imenom i ITM vrijednosti</text:p>
      <text:p text:style-name="Normal"/>
      <text:p text:style-name="Normal">NPR: Josipov ITM (28.3) je veći od Markovog (23.9)!</text:p>
      <text:p text:style-name="Normal"/>
      <text:p text:style-name="Normal">Test data:<text:s/></text:p>
      <text:p text:style-name="Normal">Marko : 78 kg i 1.69 cm</text:p>
      <text:p text:style-name="Normal">Josip : 92 kg i 1.95 cm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Zadatak 3</text:p>
      <text:p text:style-name="Normal">Imamo objekt album. Napravi novi objekt (noviAlbum) i dodaj ga na u prvi objekt kao drugog člana liste (ali isto kao objekt).</text:p>
      <text:p text:style-name="Normal"/>
      <text:p text:style-name="Normal">const album = [</text:p>
      <text:p text:style-name="Normal"><text:s text:c="2"/>{</text:p>
      <text:p text:style-name="Normal"><text:s text:c="4"/>umjetnik: "Metallica",</text:p>
      <text:p text:style-name="Normal"><text:s text:c="4"/>naslov: "Master of Puppets",</text:p>
      <text:p text:style-name="Normal"><text:s text:c="4"/>godina: 1986,</text:p>
      <text:p text:style-name="Normal"><text:s text:c="4"/>format: ["CD", "8T", "LP"],</text:p>
      <text:p text:style-name="Normal"><text:s text:c="2"/>},</text:p>
      <text:p text:style-name="Normal">];</text:p>
      <text:p text:style-name="Normal"/>
      <text:p text:style-name="Normal">const noviAlbum = {</text:p>
      <text:p text:style-name="Normal"><text:s text:c="2"/>umjetnik: "Bob Marley",</text:p>
      <text:p text:style-name="Normal"><text:s text:c="2"/>naslov: "Live!",</text:p>
      <text:p text:style-name="Normal"><text:s text:c="2"/>godina: 1975,</text:p>
      <text:p text:style-name="Normal"><text:s text:c="2"/>format: ["8T", "LP"],</text:p>
      <text:p text:style-name="Normal">};</text:p>
      <text:p text:style-name="Normal"/>
      <text:p text:style-name="Normal">Zadatak 4</text:p>
      <text:p text:style-name="Normal">Napravite listu imena (do 5 komada), neka jedno ime bude vaše ime. napravite for petlju koja će kada naleti na vaše ime ispisati "Ime je super" dok će ostala imena samo ispisat.</text:p>
      <text:p text:style-name="Normal"/>
      <text:p text:style-name="Normal">Zadatak 5</text:p>
      <text:p text:style-name="Normal">Napravite pomoću while petlje rješenje za primjer bacanja kocke dok ne dobijemo 6. <text:s/>Znači ne znamo kada ćemo prekinuti loop.</text:p>
      <text:p text:style-name="Normal">Pomoć: Kada koristimo Math.random to će biti broj između 0 i 1, doslovno decimalni broj stoga morate tome doskočiti. Kako bi maknuli decimalu pišemo Math.trunc ili Math.floor.</text:p>
      <text:p text:style-name="Normal"/>
      <text:p text:style-name="Normal"/>
      <text:p text:style-name="Normal"/>
      <text:soft-page-break/>
      <text:p text:style-name="Normal">Zadatak 6</text:p>
      <text:p text:style-name="Normal">Idemo opet nazad do Jože i njegovog kalkulatora napojnice. U njegovoj zemlji uobičajeno je</text:p>
      <text:p text:style-name="Normal">dati 15% za napojnicu ako je račun između 50 i 300. Ako je vrijednost drugačija onda je</text:p>
      <text:p text:style-name="Normal">napojnica 20%..</text:p>
      <text:p text:style-name="Normal"/>
      <text:p text:style-name="Normal">1) napravi listu racuni koja sadrži 10 vrijednosti između 1 i 400.</text:p>
      <text:p text:style-name="Normal"/>
      <text:p text:style-name="Normal">2) napravi prazne liste za napojnice i totale (racun + napojnica)</text:p>
      <text:p text:style-name="Normal"/>
      <text:p text:style-name="Normal">3)Vaš zadatak je izračunati napojnicu ovisno o veličini računa.Ovo smo već izračunali,</text:p>
      <text:p text:style-name="Normal">koristimo istu funkciju koju smo koristili zadnji put.<text:s/></text:p>
      <text:p text:style-name="Normal">Onda upotrijebite for petlju kako bi napravili 10 kalkulacija.</text:p>
      <text:p text:style-name="Normal"/>
      <text:p text:style-name="Normal">tip: pozovite napojnica varijablu iz točke 3 unutar petlje i upotrijebite push metodu kako<text:s/></text:p>
      <text:p text:style-name="Normal">bi dodali vrijednosti napojnici i ukupnim listama.</text:p>
      <text:p text:style-name="Normal"/>
      <text:p text:style-name="Normal">savjet : prvo zbrojite sve vrijednosti u listi.<text:s/></text:p>
      <text:p text:style-name="Normal">Za dio sa zbrajanjem krenite sa kreiranjem varijable sum koja kreće sa početnom vrijednosti 0.<text:s/></text:p>
      <text:p text:style-name="Normal">U svakoj iteraciji dodajte trenutnu vrijednost liste u sum varijablu.</text:p>
      <text:p text:style-name="Normal"/>
      <text:p text:style-name="Normal">savjet 2 : za izračun prosjeka, podijelite sumu koju ste dobili sa brojem članova liste.</text:p>
      <text:p text:style-name="Normal"/>
      <text:p text:style-name="Normal">savjet 3 : pozovite funkciju sa (racun + napojnica) listo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gor Jevremović</meta:initial-creator>
    <dc:creator>Igor Jevremović</dc:creator>
    <meta:creation-date>2024-03-29T09:20:00Z</meta:creation-date>
    <dc:date>2024-03-29T09:31:00Z</dc:date>
    <meta:template xlink:href="Normal" xlink:type="simple"/>
    <meta:editing-cycles>1</meta:editing-cycles>
    <meta:editing-duration>PT660S</meta:editing-duration>
    <meta:document-statistic meta:page-count="4" meta:paragraph-count="6" meta:word-count="520" meta:character-count="3484" meta:row-count="24" meta:non-whitespace-character-count="2970"/>
  </office:meta>
</office:document-meta>
</file>